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67b5a" officeooo:paragraph-rsid="00067b5a"/>
    </style:style>
    <style:style style:name="P2" style:family="paragraph" style:parent-style-name="Standard">
      <style:paragraph-properties fo:text-align="start" style:justify-single-word="false"/>
      <style:text-properties officeooo:rsid="00067b5a" officeooo:paragraph-rsid="00067b5a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Nimbus Roman" officeooo:rsid="00067b5a" officeooo:paragraph-rsid="00067b5a"/>
    </style:style>
    <style:style style:name="P4" style:family="paragraph" style:parent-style-name="Standard">
      <style:paragraph-properties fo:text-align="start" style:justify-single-word="false"/>
      <style:text-properties style:font-name="Nimbus Roman" officeooo:rsid="00067b5a" officeooo:paragraph-rsid="00067b5a"/>
    </style:style>
    <style:style style:name="P5" style:family="paragraph" style:parent-style-name="Standard">
      <style:paragraph-properties fo:text-align="start" style:justify-single-word="false"/>
      <style:text-properties style:font-name="Nimbus Roman" fo:font-size="13pt" officeooo:rsid="00067b5a" officeooo:paragraph-rsid="00067b5a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67b5a" officeooo:paragraph-rsid="00067b5a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: Z578</text:p>
      <text:p text:style-name="P2">Sr. Alejandro Vallecillo Vaca.</text:p>
      <text:p text:style-name="P2">C/ de Cervantes, 4</text:p>
      <text:p text:style-name="P2">07730 ALAYOR</text:p>
      <text:p text:style-name="P2"/>
      <text:p text:style-name="P2"/>
      <text:p text:style-name="P6"/>
      <text:p text:style-name="P5">Le pedimos que se presente en nuestras oficinas el próximo 25 de enero a las 19h, a fin de firmar el documento necesario para poder tramitar el Modelo 061 correspondiente a su empresa.</text:p>
      <text:p text:style-name="P5"/>
      <text:p text:style-name="P5"/>
      <text:p text:style-name="P5">La no comparecencia supondrá el archivo del expediente y la extinción del procedimiento.</text:p>
      <text:p text:style-name="P5"/>
      <text:p text:style-name="P5"/>
      <text:p text:style-name="P5"/>
      <text:p text:style-name="P5">Atentamente.</text:p>
      <text:p text:style-name="P5"/>
      <text:p text:style-name="P5">María Jesús Montero.</text:p>
      <text:p text:style-name="P5"/>
      <text:p text:style-name="P5"/>
      <text:p text:style-name="P3"><text:tab/>[FIRMA]</text:p>
      <text:p text:style-name="P3"/>
      <text:p text:style-name="P3"/>
      <text:p text:style-name="P4">Mahón, 20 de noviembre de 2024.</text:p>
      <text:p text:style-name="P4"/>
      <text:p text:style-name="P4"/>
      <text:p text:style-name="P3">*Documento que debe de aportar:</text:p>
      <text:p text:style-name="P4"><text:tab/>-DNI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29:52.179563330</meta:creation-date>
    <dc:date>2024-11-19T08:47:12.257750683</dc:date>
    <meta:editing-duration>PT3M26S</meta:editing-duration>
    <meta:editing-cycles>1</meta:editing-cycles>
    <meta:document-statistic meta:table-count="0" meta:image-count="0" meta:object-count="0" meta:page-count="1" meta:paragraph-count="12" meta:word-count="75" meta:character-count="448" meta:non-whitespace-character-count="383"/>
    <meta:generator>LibreOffice/24.2.5.2$Linux_X86_64 LibreOffice_project/420$Build-2</meta:generator>
  </office:meta>
</office:document-meta>
</file>